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Monospac821 BT" svg:font-family="'Monospac821 B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8.126cm" table:align="left"/>
    </style:style>
    <style:style style:name="Table2.A" style:family="table-column">
      <style:table-column-properties style:column-width="1.956cm"/>
    </style:style>
    <style:style style:name="Table2.B" style:family="table-column">
      <style:table-column-properties style:column-width="3.84cm"/>
    </style:style>
    <style:style style:name="Table2.C" style:family="table-column">
      <style:table-column-properties style:column-width="2.33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1" style:family="table">
      <style:table-properties style:width="14.61cm" table:align="left"/>
    </style:style>
    <style:style style:name="Table1.A" style:family="table-column">
      <style:table-column-properties style:column-width="1.549cm"/>
    </style:style>
    <style:style style:name="Table1.B" style:family="table-column">
      <style:table-column-properties style:column-width="2.831cm"/>
    </style:style>
    <style:style style:name="Table1.C" style:family="table-column">
      <style:table-column-properties style:column-width="5.237cm"/>
    </style:style>
    <style:style style:name="Table1.D" style:family="table-column">
      <style:table-column-properties style:column-width="4.994cm"/>
    </style:style>
    <style:style style:name="Table1.A1" style:family="table-cell">
      <style:table-cell-properties fo:padding="0.097cm" fo:border-left="0.002cm solid #000000" fo:border-right="none" fo:border-top="0.002cm solid #000000" fo:border-bottom="0.002cm solid #000000"/>
    </style:style>
    <style:style style:name="Table1.B1.3.1" style:family="table-cell">
      <style:table-cell-properties fo:padding="0.097cm" fo:border="0.002cm solid #000000"/>
    </style:style>
    <style:style style:name="Table1.B1.1.2" style:family="table-cell">
      <style:table-cell-properties fo:padding="0.097cm" fo:border-left="0.002cm solid #000000" fo:border-right="none" fo:border-top="none" fo:border-bottom="0.002cm solid #000000"/>
    </style:style>
    <style:style style:name="Table1.B1.3.2" style:family="table-cell">
      <style:table-cell-properties fo:padding="0.097cm" fo:border-left="0.002cm solid #000000" fo:border-right="0.002cm solid #000000" fo:border-top="none" fo:border-bottom="0.002cm solid #000000"/>
    </style:style>
    <style:style style:name="Table3" style:family="table">
      <style:table-properties style:width="17.995cm" fo:margin-left="0cm" fo:margin-right="0.007cm" table:align="margins"/>
    </style:style>
    <style:style style:name="Table3.A" style:family="table-column">
      <style:table-column-properties style:column-width="1.295cm" style:rel-column-width="4714*"/>
    </style:style>
    <style:style style:name="Table3.B" style:family="table-column">
      <style:table-column-properties style:column-width="1.109cm" style:rel-column-width="4038*"/>
    </style:style>
    <style:style style:name="Table3.C" style:family="table-column">
      <style:table-column-properties style:column-width="1.034cm" style:rel-column-width="3762*"/>
    </style:style>
    <style:style style:name="Table3.D" style:family="table-column">
      <style:table-column-properties style:column-width="1.314cm" style:rel-column-width="4784*"/>
    </style:style>
    <style:style style:name="Table3.E" style:family="table-column">
      <style:table-column-properties style:column-width="3.498cm" style:rel-column-width="12740*"/>
    </style:style>
    <style:style style:name="Table3.F" style:family="table-column">
      <style:table-column-properties style:column-width="9.747cm" style:rel-column-width="35497*"/>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9" style:family="table-row">
      <style:table-row-properties style:min-row-height="0.619cm"/>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Monospac821 BT" fo:font-size="10pt" style:font-size-asian="10pt" style:font-size-complex="10pt"/>
    </style:style>
    <style:style style:name="P5" style:family="paragraph" style:parent-style-name="Standard">
      <style:text-properties style:font-name="Courier New" fo:font-size="8pt" style:font-size-asian="8pt" style:font-size-complex="8pt"/>
    </style:style>
    <style:style style:name="P6" style:family="paragraph" style:parent-style-name="Standard">
      <style:paragraph-properties fo:break-before="page"/>
    </style:style>
    <style:style style:name="P7" style:family="paragraph" style:parent-style-name="Table_20_Contents">
      <style:text-properties style:font-name="Courier New" fo:font-size="6pt" fo:font-weight="bold" style:font-size-asian="6pt" style:font-weight-asian="bold" style:font-size-complex="6pt" style:font-weight-complex="bold"/>
    </style:style>
    <style:style style:name="P8" style:family="paragraph" style:parent-style-name="Table_20_Contents">
      <style:text-properties style:font-name="Courier New" fo:font-size="6pt" style:font-size-asian="6pt" style:font-size-complex="6pt"/>
    </style:style>
    <style:style style:name="P9" style:family="paragraph" style:parent-style-name="Table_20_Contents">
      <style:text-properties style:font-name="Courier New" fo:font-size="6pt" fo:font-weight="normal" style:font-size-asian="6pt" style:font-weight-asian="normal" style:font-size-complex="6pt" style:font-weight-complex="normal"/>
    </style:style>
    <style:style style:name="P10" style:family="paragraph" style:parent-style-name="Table_20_Contents">
      <style:text-properties style:font-name="Courier New" fo:font-size="8pt" fo:font-weight="bold" style:font-size-asian="8pt" style:font-weight-asian="bold" style:font-size-complex="8pt" style:font-weight-complex="bold"/>
    </style:style>
    <style:style style:name="P11" style:family="paragraph" style:parent-style-name="Table_20_Contents">
      <style:text-properties style:font-name="Courier New" fo:font-size="8pt" style:font-size-asian="8pt" style:font-size-complex="8pt"/>
    </style:style>
    <style:style style:name="P12" style:family="paragraph" style:parent-style-name="Standard">
      <style:text-properties style:font-name="Courier New" fo:font-size="6pt" style:font-size-asian="6pt" style:font-size-complex="6pt"/>
    </style:style>
    <style:style style:name="P13" style:family="paragraph" style:parent-style-name="Table_20_Contents">
      <style:text-properties style:font-name="Courier New" fo:font-size="6pt" style:font-size-asian="6pt" style:font-size-complex="6pt"/>
    </style:style>
    <style:style style:name="T1" style:family="text">
      <style:text-properties style:text-position="super 58%"/>
    </style:style>
    <style:style style:name="T2" style:family="text">
      <style:text-properties style:font-name="Courier New"/>
    </style:style>
    <style:style style:name="T3" style:family="text">
      <style:text-properties style:font-name="Courier New" fo:font-size="6pt" style:font-size-asian="6pt" style:font-size-complex="6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T8613 Serial communication between MCU and FPGA</text:p>
      <text:p text:style-name="P3">June 26<text:span text:style-name="T1">th</text:span> 2007 Thomas Holm Hansen</text:p>
      <text:p text:style-name="Standard"/>
      <text:p text:style-name="Standard"/>
      <text:p text:style-name="P1">Physical interface</text:p>
      <text:p text:style-name="Standard">We have 4 signals between the MCU and FPGA:</text:p>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10">Signal </text:p>
          </table:table-cell>
          <table:table-cell table:style-name="Table2.A1" office:value-type="string">
            <text:p text:style-name="P10">Description</text:p>
          </table:table-cell>
          <table:table-cell table:style-name="Table2.C1" office:value-type="string">
            <text:p text:style-name="P10">Source</text:p>
          </table:table-cell>
        </table:table-row>
        <table:table-row>
          <table:table-cell table:style-name="Table2.A2" office:value-type="string">
            <text:p text:style-name="P11">cs</text:p>
          </table:table-cell>
          <table:table-cell table:style-name="Table2.A2" office:value-type="string">
            <text:p text:style-name="P11">Chip select</text:p>
          </table:table-cell>
          <table:table-cell table:style-name="Table2.C2" office:value-type="string">
            <text:p text:style-name="P11">MCU</text:p>
          </table:table-cell>
        </table:table-row>
        <table:table-row>
          <table:table-cell table:style-name="Table2.A2" office:value-type="string">
            <text:p text:style-name="P11">sck</text:p>
          </table:table-cell>
          <table:table-cell table:style-name="Table2.A2" office:value-type="string">
            <text:p text:style-name="P11">Serial clock</text:p>
          </table:table-cell>
          <table:table-cell table:style-name="Table2.C2" office:value-type="string">
            <text:p text:style-name="P11">MCU</text:p>
          </table:table-cell>
        </table:table-row>
        <table:table-row>
          <table:table-cell table:style-name="Table2.A2" office:value-type="string">
            <text:p text:style-name="P11">mosi</text:p>
          </table:table-cell>
          <table:table-cell table:style-name="Table2.A2" office:value-type="string">
            <text:p text:style-name="P11">Master out slave in</text:p>
          </table:table-cell>
          <table:table-cell table:style-name="Table2.C2" office:value-type="string">
            <text:p text:style-name="P11">MCU</text:p>
          </table:table-cell>
        </table:table-row>
        <table:table-row>
          <table:table-cell table:style-name="Table2.A2" office:value-type="string">
            <text:p text:style-name="P11">miso</text:p>
          </table:table-cell>
          <table:table-cell table:style-name="Table2.A2" office:value-type="string">
            <text:p text:style-name="P11">Master in slave out</text:p>
          </table:table-cell>
          <table:table-cell table:style-name="Table2.C2" office:value-type="string">
            <text:p text:style-name="P11">FPGA</text:p>
          </table:table-cell>
        </table:table-row>
      </table:table>
      <text:p text:style-name="Standard"/>
      <text:p text:style-name="Standard">The MCU is master and the FPGA is slave.</text:p>
      <text:p text:style-name="Standard"/>
      <text:p text:style-name="Standard"/>
      <text:p text:style-name="P5">-- Example of transmitting and recieving one byte: </text:p>
      <text:p text:style-name="P5">-- <text:s text:c="8"/>----- <text:s text:c="77"/>-----</text:p>
      <text:p text:style-name="P5">-- <text:s text:c="3"/>cs: <text:s text:c="6"/>| <text:s text:c="75"/>|</text:p>
      <text:p text:style-name="P5">-- <text:s text:c="14"/>----------------------------------------------------------------------------</text:p>
      <text:p text:style-name="P5">-- <text:s text:c="21"/>--- <text:s text:c="4"/>--- <text:s text:c="4"/>--- <text:s text:c="4"/>--- <text:s text:c="4"/>--- <text:s text:c="4"/>--- <text:s text:c="4"/>--- <text:s text:c="4"/>--- <text:s text:c="15"/></text:p>
      <text:p text:style-name="P5">-- <text:s text:c="2"/>sck: <text:s text:c="13"/>| <text:s text:c="2"/>| <text:s text:c="2"/>| <text:s text:c="2"/>| <text:s text:c="2"/>| <text:s text:c="2"/>| <text:s text:c="2"/>| <text:s text:c="2"/>| <text:s text:c="2"/>| <text:s text:c="2"/>| <text:s text:c="2"/>| <text:s text:c="2"/>| <text:s text:c="2"/>| <text:s text:c="2"/>| <text:s text:c="2"/>| <text:s text:c="2"/>| <text:s text:c="14"/></text:p>
      <text:p text:style-name="P5">-- <text:s text:c="8"/>------------ <text:s text:c="4"/>--- <text:s text:c="4"/>--- <text:s text:c="4"/>--- <text:s text:c="4"/>--- <text:s text:c="4"/>--- <text:s text:c="4"/>--- <text:s text:c="4"/>--- <text:s text:c="4"/>---------------</text:p>
      <text:p text:style-name="P5">-- <text:s text:c="22"/>------- ------- ------- ------- ------- ------- ------- ------- </text:p>
      <text:p text:style-name="P5">-- <text:s/>mosi: <text:s text:c="14"/>X <text:s/>msb <text:s/>X <text:s/>b6 <text:s text:c="2"/>X <text:s/>b5 <text:s text:c="2"/>X <text:s/>b4 <text:s text:c="2"/>X <text:s/>b3 <text:s text:c="2"/>X <text:s/>b2 <text:s text:c="2"/>X <text:s/>b1 <text:s text:c="2"/>X <text:s/>lsb <text:s/>X</text:p>
      <text:p text:style-name="P5">-- <text:s text:c="8"/>------------- ------- ------- ------- ------- ------- ------- ------- ------- ----------</text:p>
      <text:p text:style-name="P5">-- <text:s text:c="22"/>------- ------- ------- ------- ------- ------- ------- ------- <text:s text:c="10"/></text:p>
      <text:p text:style-name="P5">-- <text:s/>miso: <text:s text:c="14"/>X <text:s/>msb <text:s/>X <text:s/>b6 <text:s text:c="2"/>X <text:s/>b5 <text:s text:c="2"/>X <text:s/>b4 <text:s text:c="2"/>X <text:s/>b3 <text:s text:c="2"/>X <text:s/>b2 <text:s text:c="2"/>X <text:s/>b1 <text:s text:c="2"/>X <text:s/>lsb <text:s/>X <text:s text:c="9"/></text:p>
      <text:p text:style-name="P5">-- <text:s text:c="8"/>------------- ------- ------- ------- ------- ------- ------- ------- ------- ----------</text:p>
      <text:p text:style-name="P4"/>
      <text:p text:style-name="Standard">The mosi signal is clocked into the FPGA just after the falling edge of sck. The MISO signal from the FPGA changes just after the rising edge of sck.</text:p>
      <text:p text:style-name="Standard"/>
      <text:p text:style-name="Standard">A 3 byte header is always send first from the MCU, followed by the data to/from the FPGA. The header sets the register adress pointer (RAP). The first byte of data is corresponding to the RAP in the header. If more than one byte is send/recieved the register adress is incremented correspondingly for every byte until the communication is stopped by setting the cs to high.</text:p>
      <text:p text:style-name="Standard"/>
      <text:p text:style-name="P1">Communication packag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Header</text:p>
          </table:table-cell>
          <table:table-cell table:number-columns-spanned="3">
            <table:table table:is-sub-table="true">
              <table:table-column table:style-name="Table1.B"/>
              <table:table-column table:style-name="Table1.C"/>
              <table:table-column table:style-name="Table1.D"/>
              <table:table-row>
                <table:table-cell table:style-name="Table1.A1" office:value-type="string">
                  <text:p text:style-name="P8">byte 0</text:p>
                </table:table-cell>
                <table:table-cell table:style-name="Table1.A1" office:value-type="string">
                  <text:p text:style-name="P8">communication desitnation</text:p>
                </table:table-cell>
                <table:table-cell table:style-name="Table1.B1.3.1" office:value-type="string">
                  <text:p text:style-name="P8">0x00: overall module</text:p>
                  <text:p text:style-name="P8">0x01: channel 1 </text:p>
                  <text:p text:style-name="P8">0x02: channel 2</text:p>
                  <text:p text:style-name="P8">0x04: channel 3</text:p>
                  <text:p text:style-name="P8">0x08: channel 4</text:p>
                </table:table-cell>
              </table:table-row>
              <table:table-row>
                <table:table-cell table:style-name="Table1.B1.1.2" office:value-type="string">
                  <text:p text:style-name="P8">byte 1 - byte 2</text:p>
                </table:table-cell>
                <table:table-cell table:style-name="Table1.B1.1.2" office:value-type="string">
                  <text:p text:style-name="P8">16 bit register adress pointer</text:p>
                </table:table-cell>
                <table:table-cell table:style-name="Table1.B1.3.2" office:value-type="string">
                  <text:p text:style-name="P8">byte1: msb</text:p>
                  <text:p text:style-name="P8">byte2: lsb</text:p>
                </table:table-cell>
              </table:table-row>
            </table:table>
          </table:table-cell>
          <table:covered-table-cell/>
          <table:covered-table-cell/>
        </table:table-row>
        <table:table-row>
          <table:table-cell table:style-name="Table1.B1.1.2" office:value-type="string">
            <text:p text:style-name="P8">Data</text:p>
          </table:table-cell>
          <table:table-cell table:style-name="Table1.B1.1.2" office:value-type="string">
            <text:p text:style-name="P8">byte 3 - </text:p>
          </table:table-cell>
          <table:table-cell table:style-name="Table1.B1.1.2" office:value-type="string">
            <text:p text:style-name="P8">data</text:p>
          </table:table-cell>
          <table:table-cell table:style-name="Table1.B1.3.2" office:value-type="string">
            <text:p text:style-name="P8">see register mapping below</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6"/>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7">Register adress</text:p>
          </table:table-cell>
          <table:table-cell table:style-name="Table3.A1" office:value-type="string">
            <text:p text:style-name="P7">Channel</text:p>
          </table:table-cell>
          <table:table-cell table:style-name="Table3.A1" office:value-type="string">
            <text:p text:style-name="P7">Lenght (bytes)</text:p>
          </table:table-cell>
          <table:table-cell table:style-name="Table3.A1" office:value-type="string">
            <text:p text:style-name="P7">Type</text:p>
          </table:table-cell>
          <table:table-cell table:style-name="Table3.A1" office:value-type="string">
            <text:p text:style-name="P7">Description</text:p>
          </table:table-cell>
          <table:table-cell table:style-name="Table3.F1" office:value-type="string">
            <text:p text:style-name="P7">Values</text:p>
          </table:table-cell>
        </table:table-row>
        <table:table-row>
          <table:table-cell table:style-name="Table3.A2" office:value-type="string">
            <text:p text:style-name="P8">0x0000</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9">Write</text:p>
          </table:table-cell>
          <table:table-cell table:style-name="Table3.A2" office:value-type="string">
            <text:p text:style-name="P8">System</text:p>
          </table:table-cell>
          <table:table-cell table:style-name="Table3.F2" office:value-type="string">
            <text:p text:style-name="P8"><text:s/>0xA0: 1080i/30</text:p>
            <text:p text:style-name="P8"><text:s/>0xB0: 1080i/29.97</text:p>
            <text:p text:style-name="P8">*0xA1: 1080i/25</text:p>
            <text:p text:style-name="P8"><text:span text:style-name="T3"><text:s/></text:span>0x82: 1080p/30</text:p>
            <text:p text:style-name="P8"><text:s/>0x92: 1080p/29.97</text:p>
            <text:p text:style-name="P8"><text:s/>0x83: 1080p/25</text:p>
            <text:p text:style-name="P8"><text:s/>0x84: 1080p/24</text:p>
            <text:p text:style-name="P8"><text:s/>0x94: 1080p/23.98</text:p>
            <text:p text:style-name="P8"><text:s/>0xA2: 1080sF/30</text:p>
            <text:p text:style-name="P8"><text:s/>0xB2: 1080sF/29.97</text:p>
            <text:p text:style-name="P8"><text:s/>0xA3: 1080sF/25</text:p>
            <text:p text:style-name="P8"><text:s/>0xA4: 1080sF/24</text:p>
            <text:p text:style-name="P8"><text:s/>0xB4: 1080sF/23.98</text:p>
            <text:p text:style-name="P8"><text:s/>0x86: 720p/60</text:p>
            <text:p text:style-name="P8"><text:s/>0x96: 720p/59.94</text:p>
            <text:p text:style-name="P8"><text:s/>0x87: 720p/50</text:p>
            <text:p text:style-name="P8"><text:s/>0x88: 720p/30</text:p>
            <text:p text:style-name="P8"><text:s/>0x98: 720p/29.97</text:p>
            <text:p text:style-name="P8"><text:s/>0x89: 720p/25</text:p>
            <text:p text:style-name="P8"><text:s/>0x8A: 720p/24</text:p>
            <text:p text:style-name="P8"><text:s/>0x9A: 720p/23.98</text:p>
            <text:p text:style-name="P8"><text:s/>0x60: NTSC 525i/29.97</text:p>
            <text:p text:style-name="P8"><text:s/>0x20: PAL 625i/25</text:p>
          </table:table-cell>
        </table:table-row>
        <table:table-row>
          <table:table-cell table:style-name="Table3.A2" office:value-type="string">
            <text:p text:style-name="P8">0x0001</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Pattern</text:p>
          </table:table-cell>
          <table:table-cell table:style-name="Table3.F2" office:value-type="string">
            <text:p text:style-name="P8"><text:s/>0x00: </text:p>
          </table:table-cell>
        </table:table-row>
        <table:table-row>
          <table:table-cell table:style-name="Table3.A2" office:value-type="string">
            <text:p text:style-name="P8">0x0002</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Pattern Option (Modify)</text:p>
          </table:table-cell>
          <table:table-cell table:style-name="Table3.F2" office:value-type="string">
            <text:p text:style-name="P8"/>
          </table:table-cell>
        </table:table-row>
        <table:table-row>
          <table:table-cell table:style-name="Table3.A2" office:value-type="string">
            <text:p text:style-name="P8">0x0003 - 0x0005</text:p>
          </table:table-cell>
          <table:table-cell table:style-name="Table3.A2" office:value-type="string">
            <text:p text:style-name="P8">1 - 4</text:p>
          </table:table-cell>
          <table:table-cell table:style-name="Table3.A2" office:value-type="string">
            <text:p text:style-name="P8">3</text:p>
          </table:table-cell>
          <table:table-cell table:style-name="Table3.A2" office:value-type="string">
            <text:p text:style-name="P8">Write</text:p>
          </table:table-cell>
          <table:table-cell table:style-name="Table3.A2" office:value-type="string">
            <text:p text:style-name="P8">Timing</text:p>
          </table:table-cell>
          <table:table-cell table:style-name="Table3.F2" office:value-type="string">
            <text:p text:style-name="P8"/>
          </table:table-cell>
        </table:table-row>
        <table:table-row>
          <table:table-cell table:style-name="Table3.A2" office:value-type="string">
            <text:p text:style-name="P8">0x0006</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System Interface</text:p>
          </table:table-cell>
          <table:table-cell table:style-name="Table3.F2" office:value-type="string">
            <text:p text:style-name="P8">*0x00: <text:span text:style-name="T3">YCbCr (4:2:2) 10-bit (single-link)</text:span></text:p>
            <text:p text:style-name="P8"><text:s/>0x01: YCbCr (4:2:2) 12-bit (dual-link)</text:p>
            <text:p text:style-name="P8"><text:s/>0x02: YCbCr (4:4:4) 10-bit (dual-link)</text:p>
            <text:p text:style-name="P8"><text:s/>0x03: <text:span text:style-name="T3">YCbCr (4:4:4) 12-bit (dual-link)</text:span></text:p>
            <text:p text:style-name="P8"><text:s/>0x04: <text:span text:style-name="T3">RGB <text:s text:c="2"/>(4:4:4) 10-bit (dual-link)</text:span></text:p>
            <text:p text:style-name="P8"><text:s/>0x05: <text:span text:style-name="T3">RGB <text:s text:c="2"/>(4:4:4) 12-bit (dual-link)</text:span></text:p>
          </table:table-cell>
        </table:table-row>
        <table:table-row>
          <table:table-cell table:style-name="Table3.A2" office:value-type="string">
            <text:p text:style-name="P8">0x0007 - 0x0008</text:p>
          </table:table-cell>
          <table:table-cell table:style-name="Table3.A2" office:value-type="string">
            <text:p text:style-name="P8">1 - 4</text:p>
          </table:table-cell>
          <table:table-cell table:style-name="Table3.A2" office:value-type="string">
            <text:p text:style-name="P8">2</text:p>
          </table:table-cell>
          <table:table-cell table:style-name="Table3.A2" office:value-type="string">
            <text:p text:style-name="P8">Write</text:p>
          </table:table-cell>
          <table:table-cell table:style-name="Table3.A2" office:value-type="string">
            <text:p text:style-name="P8">Audio click timing</text:p>
          </table:table-cell>
          <table:table-cell table:style-name="Table3.F2" office:value-type="string">
            <text:p text:style-name="P8"><text:s/>b11 - b0:</text:p>
            <text:p text:style-name="P8"><text:s/>0x1F4: + 500ms</text:p>
            <text:p text:style-name="P8"><text:s/>...</text:p>
            <text:p text:style-name="P8"><text:s/>0x001: + 1ms</text:p>
            <text:p text:style-name="P8">*0x000: 0</text:p>
            <text:p text:style-name="P8"><text:s/>0xFFF: - 1ms</text:p>
            <text:p text:style-name="P8"><text:s/>...</text:p>
            <text:p text:style-name="P8"><text:s/>0xE0C: - 500ms</text:p>
          </table:table-cell>
        </table:table-row>
        <table:table-row>
          <table:table-cell table:style-name="Table3.A2" office:value-type="string">
            <text:p text:style-name="P8">0x0009</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Audio signal</text:p>
          </table:table-cell>
          <table:table-cell table:style-name="Table3.F2" office:value-type="string">
            <text:p text:style-name="P8">*0x01: Sine</text:p>
            <text:p text:style-name="P8"><text:s/>0x02: Click</text:p>
            <text:p text:style-name="P8"><text:s/>else: Silence</text:p>
          </table:table-cell>
        </table:table-row>
        <table:table-row table:style-name="Table3.9">
          <table:table-cell table:style-name="Table3.A2" office:value-type="string">
            <text:p text:style-name="P8">0x000A</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Audio level</text:p>
          </table:table-cell>
          <table:table-cell table:style-name="Table3.F2" office:value-type="string">
            <text:p text:style-name="P8">(0x04: -24 dBFS)</text:p>
            <text:p text:style-name="P8"><text:span text:style-name="T3">(</text:span>0x03: -18 dBFS)</text:p>
            <text:p text:style-name="P8"><text:span text:style-name="T3">(</text:span>0x02: -12 dBFS)</text:p>
            <text:p text:style-name="P8">(0x01: <text:s/>-6 dBFS)</text:p>
            <text:p text:style-name="P8">*0x00: <text:s text:c="2"/>0 dBFS</text:p>
            <text:p text:style-name="P8"><text:s/>0xFF: <text:s/>-1 dBFS</text:p>
            <text:p text:style-name="P8"><text:s/>0xFE: <text:s/>-2 dBFS</text:p>
            <text:p text:style-name="P8"><text:s/>0xFD: <text:s/>-3 dBFS</text:p>
            <text:p text:style-name="P8"><text:s/>...</text:p>
            <text:p text:style-name="P8"><text:s/>0xC4: -60 dBFS</text:p>
          </table:table-cell>
        </table:table-row>
        <table:table-row>
          <table:table-cell table:style-name="Table3.A2" office:value-type="string">
            <text:p text:style-name="P8">0x000B - 0x000C</text:p>
          </table:table-cell>
          <table:table-cell table:style-name="Table3.A2" office:value-type="string">
            <text:p text:style-name="P8">1 - 4</text:p>
          </table:table-cell>
          <table:table-cell table:style-name="Table3.A2" office:value-type="string">
            <text:p text:style-name="P8">2</text:p>
          </table:table-cell>
          <table:table-cell table:style-name="Table3.A2" office:value-type="string">
            <text:p text:style-name="P8">Write</text:p>
          </table:table-cell>
          <table:table-cell table:style-name="Table3.A2" office:value-type="string">
            <text:p text:style-name="P8">Horizontal text position</text:p>
          </table:table-cell>
          <table:table-cell table:style-name="Table3.F2" office:value-type="string">
            <text:p text:style-name="P8"/>
          </table:table-cell>
        </table:table-row>
        <table:table-row>
          <table:table-cell table:style-name="Table3.A2" office:value-type="string">
            <text:p text:style-name="P8">0x000D - 0x000E</text:p>
          </table:table-cell>
          <table:table-cell table:style-name="Table3.A2" office:value-type="string">
            <text:p text:style-name="P8">1 - 4</text:p>
          </table:table-cell>
          <table:table-cell table:style-name="Table3.A2" office:value-type="string">
            <text:p text:style-name="P8">2</text:p>
          </table:table-cell>
          <table:table-cell table:style-name="Table3.A2" office:value-type="string">
            <text:p text:style-name="P8">Write</text:p>
          </table:table-cell>
          <table:table-cell table:style-name="Table3.A2" office:value-type="string">
            <text:p text:style-name="P8">Vertical text position</text:p>
          </table:table-cell>
          <table:table-cell table:style-name="Table3.F2" office:value-type="string">
            <text:p text:style-name="P8"/>
          </table:table-cell>
        </table:table-row>
        <table:table-row>
          <table:table-cell table:style-name="Table3.A2" office:value-type="string">
            <text:p text:style-name="P8">0x000F</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xt scale</text:p>
          </table:table-cell>
          <table:table-cell table:style-name="Table3.F2" office:value-type="string">
            <text:p text:style-name="P8"><text:s/>b1 - b0:</text:p>
            <text:p text:style-name="P8">*0x00: Smallest</text:p>
            <text:p text:style-name="P8"><text:s/>0x01:</text:p>
            <text:p text:style-name="P8"><text:s/>0x02:</text:p>
            <text:p text:style-name="P8"><text:s/>0x03: Largest</text:p>
          </table:table-cell>
        </table:table-row>
        <table:table-row>
          <table:table-cell table:style-name="Table3.A2" office:value-type="string">
            <text:p text:style-name="P8">x0010</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xt and background color</text:p>
          </table:table-cell>
          <table:table-cell table:style-name="Table3.F2" office:value-type="string">
            <text:p text:style-name="P8"><text:s/>b6: R background</text:p>
            <text:p text:style-name="P8"><text:s/>b5: G background</text:p>
            <text:p text:style-name="P8"><text:s/>b4: B background</text:p>
            <text:p text:style-name="P8"><text:s/>b2: R text</text:p>
            <text:p text:style-name="P8"><text:s/>b1: G text</text:p>
            <text:p text:style-name="P8"><text:s/>b0: B text</text:p>
            <text:p text:style-name="P8">*0x07 (white font on black) </text:p>
          </table:table-cell>
        </table:table-row>
        <table:table-row>
          <table:table-cell table:style-name="Table3.A2" office:value-type="string">
            <text:p text:style-name="P8">0x0011</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Width of text bitmap</text:p>
          </table:table-cell>
          <table:table-cell table:style-name="Table3.F2" office:value-type="string">
            <text:p text:style-name="P8">0 - 255</text:p>
          </table:table-cell>
        </table:table-row>
        <table:table-row>
          <table:table-cell table:style-name="Table3.A2" office:value-type="string">
            <text:p text:style-name="P8">0x0012</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Hight of text bitmap</text:p>
          </table:table-cell>
          <table:table-cell table:style-name="Table3.F2" office:value-type="string">
            <text:p text:style-name="P8">0 - 255</text:p>
          </table:table-cell>
        </table:table-row>
        <table:table-row>
          <table:table-cell table:style-name="Table3.A2" office:value-type="string">
            <text:p text:style-name="P8">0x0013</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xt movement</text:p>
          </table:table-cell>
          <table:table-cell table:style-name="Table3.F2" office:value-type="string">
            <text:p text:style-name="P8"><text:s/>b1 - b0:</text:p>
            <text:p text:style-name="P8"><text:s/>0x0: No move</text:p>
            <text:p text:style-name="P8">*0x1: Vertical movement</text:p>
            <text:p text:style-name="P8"><text:s/>0x2: Horizontal movement</text:p>
            <text:p text:style-name="P8"><text:s/>0x3: Ver. + hor. movement</text:p>
          </table:table-cell>
        </table:table-row>
        <table:table-row>
          <table:table-cell table:style-name="Table3.A2" office:value-type="string">
            <text:p text:style-name="P8">0x0014</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xt on/off</text:p>
          </table:table-cell>
          <table:table-cell table:style-name="Table3.F2" office:value-type="string">
            <text:p text:style-name="P8"><text:s/>b0:</text:p>
            <text:p text:style-name="P8"><text:s/>0: off</text:p>
            <text:p text:style-name="P8">*1: on</text:p>
          </table:table-cell>
        </table:table-row>
        <table:table-row>
          <table:table-cell table:style-name="Table3.A2" office:value-type="string">
            <text:p text:style-name="P8">0x0080</text:p>
          </table:table-cell>
          <table:table-cell table:style-name="Table3.A2" office:value-type="string">
            <text:p text:style-name="P8">1 - 4</text:p>
          </table:table-cell>
          <table:table-cell table:style-name="Table3.A2" office:value-type="string">
            <text:p text:style-name="P8">1</text:p>
          </table:table-cell>
          <table:table-cell table:style-name="Table3.A2" office:value-type="string">
            <text:p text:style-name="P8">Read</text:p>
            <text:p text:style-name="P8">(Sticky)</text:p>
          </table:table-cell>
          <table:table-cell table:style-name="Table3.A2" office:value-type="string">
            <text:p text:style-name="P8">Channel status</text:p>
          </table:table-cell>
          <table:table-cell table:style-name="Table3.F2" office:value-type="string">
            <text:p text:style-name="P8"><text:s/>b3: video frame was reset</text:p>
            <text:p text:style-name="P8"><text:s/>b2: MGT was reset</text:p>
            <text:p text:style-name="P8"><text:s/>b1: MGT fifo error occured </text:p>
            <text:p text:style-name="P8"><text:s/>b0: MGT power down occured</text:p>
          </table:table-cell>
        </table:table-row>
        <table:table-row>
          <table:table-cell table:style-name="Table3.A2" office:value-type="string">
            <text:p text:style-name="P8">0x0081</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Read</text:p>
            <text:p text:style-name="P8"><text:span text:style-name="T3">(Sticky</text:span>)</text:p>
          </table:table-cell>
          <table:table-cell table:style-name="Table3.A2" office:value-type="string">
            <text:p text:style-name="P8">Clock warning</text:p>
          </table:table-cell>
          <table:table-cell table:style-name="Table3.F2" office:value-type="string">
            <text:p text:style-name="P12">b7: Wrong period detected when reclocking 1.001sec pulse from 27MHz to 148.4MHz or 148.5MHz domain (1 or more)</text:p>
            <text:p text:style-name="P8">b6: Wrong period detected when reclocking 1sec pulse from 27MHz to 148.5MHz domain (1 or more)</text:p>
            <text:p text:style-name="P8">b5: Change in frame count 30 syncronization (1 or more)</text:p>
            <text:p text:style-name="P8">b4: Wrong period detected in f4m sync periods (1 or more)</text:p>
            <text:p text:style-name="P8">b3: Change in frame count 25 syncronization (1 or more)</text:p>
            <text:p text:style-name="P8">b2: Wrong period detected in f8g sync periods (1 or more)</text:p>
            <text:p text:style-name="P8">b1: 148.4MHz PLL excessive phase difference</text:p>
            <text:p text:style-name="P8">b0: 148.5MHz PLL excessive phase difference</text:p>
          </table:table-cell>
        </table:table-row>
        <table:table-row>
          <table:table-cell table:style-name="Table3.A2" office:value-type="string">
            <text:p text:style-name="P8">0x0082</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Read</text:p>
            <text:p text:style-name="P8"><text:span text:style-name="T3">(Sticky</text:span>)</text:p>
          </table:table-cell>
          <table:table-cell table:style-name="Table3.A2" office:value-type="string">
            <text:p text:style-name="P8">Clock related errors</text:p>
          </table:table-cell>
          <table:table-cell table:style-name="Table3.F2" office:value-type="string">
            <text:p text:style-name="P12">b7: Wrong period detected when reclocking 1.001sec pulse from 27MHz to 148.4MHz or 148.5MHz domain (several)</text:p>
            <text:p text:style-name="P8">b6: Wrong period detected when reclocking 1sec pulse from 27MHz to 148.5MHz domain (several)</text:p>
            <text:p text:style-name="P8">b5: Change in frame count 30 syncronization (several)</text:p>
            <text:p text:style-name="P8">b4: Wrong period detected in f4m sync periods (several)</text:p>
            <text:p text:style-name="P8">b3: Change in frame count 25 syncronization (several)</text:p>
            <text:p text:style-name="P8">b2: Wrong period detected in f8g sync periods (several)</text:p>
            <text:p text:style-name="P8">b1: 148.4MHz PLL out of phase lock</text:p>
            <text:p text:style-name="P8">b0: 148.5MHz PLL out of phase lock</text:p>
          </table:table-cell>
        </table:table-row>
        <table:table-row>
          <table:table-cell table:style-name="Table3.A2" office:value-type="string">
            <text:p text:style-name="P8">0x0088</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Write</text:p>
            <text:p text:style-name="P8"/>
          </table:table-cell>
          <table:table-cell table:style-name="Table3.A2" office:value-type="string">
            <text:p text:style-name="P8">Mask on clock related errors (reg 0x0082) before reporting to changeover</text:p>
          </table:table-cell>
          <table:table-cell table:style-name="Table3.F2" office:value-type="string">
            <text:p text:style-name="P8">b7 – b0: <text:span text:style-name="T3">0: Ignore respective error, 1: Report respective error</text:span></text:p>
          </table:table-cell>
        </table:table-row>
        <table:table-row>
          <table:table-cell table:style-name="Table3.A2" office:value-type="string">
            <text:p text:style-name="P8">0x0089</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Mask on error from channels</text:p>
          </table:table-cell>
          <table:table-cell table:style-name="Table3.F2" office:value-type="string">
            <text:p text:style-name="P8">b3:<text:span text:style-name="T3"> 0: Ignore errors from channel 4, 1: Report errors from channel 4</text:span></text:p>
            <text:p text:style-name="P8">b2:<text:span text:style-name="T3"> 0: Ignore errors from channel 3, 1: Report errors from channel 3</text:span></text:p>
            <text:p text:style-name="P8">b1:<text:span text:style-name="T3"> 0: Ignore errors from channel 2, 1: Report errors from channel 2</text:span></text:p>
            <text:p text:style-name="P8">b0: 0: Ignore errors from channel 1<text:span text:style-name="T3">, 1: Report errors from channel 1</text:span></text:p>
          </table:table-cell>
        </table:table-row>
        <table:table-row>
          <table:table-cell table:style-name="Table3.A2" office:value-type="string">
            <text:p text:style-name="P8">0x0090</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Read</text:p>
          </table:table-cell>
          <table:table-cell table:style-name="Table3.A2" office:value-type="string">
            <text:p text:style-name="P8">Frame count 25 (Counts a 2x25 frame sequence based on f8g to make an internal 1sec pulse). Since it is impossible to make a johnson sequence on 25, the counting sequence is 50.</text:p>
          </table:table-cell>
          <table:table-cell table:style-name="Table3.F2" office:value-type="string">
            <text:p text:style-name="P8">"00000000" : frame 0 </text:p>
            <text:p text:style-name="P8">"00000001" : frame 1 </text:p>
            <text:p text:style-name="P8">"00000011" : frame 2 </text:p>
            <text:p text:style-name="P8">"00000010" : frame 3 </text:p>
            <text:p text:style-name="P8">"00000110" : frame 4 </text:p>
            <text:p text:style-name="P8">"00000111" : frame 5 </text:p>
            <text:p text:style-name="P8">"00000101" : frame 6 </text:p>
            <text:p text:style-name="P8">"00000100" : frame 7 </text:p>
            <text:p text:style-name="P8">"00001100" : frame 8 </text:p>
            <text:p text:style-name="P8">"00001101" : frame 9 </text:p>
            <text:p text:style-name="P8">"00001111" : frame 10</text:p>
            <text:p text:style-name="P8">"00001110" : frame 11</text:p>
            <text:p text:style-name="P8">"00001010" : frame 12</text:p>
            <text:p text:style-name="P8">"00001011" : frame 13</text:p>
            <text:p text:style-name="P8">"00001001" : frame 14</text:p>
            <text:p text:style-name="P8">"00001000" : frame 15</text:p>
            <text:p text:style-name="P8">"00011000" : frame 16</text:p>
            <text:p text:style-name="P8">"00011001" : frame 17</text:p>
            <text:p text:style-name="P8">"00011011" : frame 18</text:p>
            <text:p text:style-name="P8">"00011010" : frame 19</text:p>
            <text:p text:style-name="P8">"00011110" : frame 20</text:p>
            <text:p text:style-name="P8">"00011111" : frame 21</text:p>
            <text:p text:style-name="P8">"00011101" : frame 22</text:p>
            <text:p text:style-name="P8">"00011100" : frame 23</text:p>
            <text:p text:style-name="P8">"00010100" : frame 24</text:p>
            <text:p text:style-name="P8">"00110100" : frame 0 </text:p>
            <text:p text:style-name="P8">"00111100" : frame 1 </text:p>
            <text:p text:style-name="P8">"00111101" : frame 2 </text:p>
            <text:p text:style-name="P8">"00111111" : frame 3 </text:p>
            <text:p text:style-name="P8">"00111110" : frame 4 </text:p>
            <text:p text:style-name="P8">"00111010" : frame 5 </text:p>
            <text:p text:style-name="P8">"00111011" : frame 6 </text:p>
            <text:p text:style-name="P8">"00111001" : frame 7 </text:p>
            <text:p text:style-name="P8">"00111000" : frame 8 </text:p>
            <text:p text:style-name="P8">"00101000" : frame 9 </text:p>
            <text:p text:style-name="P8">"00101001" : frame 10</text:p>
            <text:p text:style-name="P8">"00101011" : frame 11</text:p>
            <text:p text:style-name="P8">"00101010" : frame 12</text:p>
            <text:p text:style-name="P8">"00101110" : frame 13</text:p>
            <text:p text:style-name="P8">"00101111" : frame 14</text:p>
            <text:p text:style-name="P8">"00101101" : frame 15</text:p>
            <text:p text:style-name="P8">"00101100" : frame 16</text:p>
            <text:p text:style-name="P8">"00100100" : frame 17</text:p>
            <text:p text:style-name="P8">"00100101" : frame 18</text:p>
            <text:p text:style-name="P8">"00100111" : frame 19</text:p>
            <text:p text:style-name="P8">"00100110" : frame 20</text:p>
            <text:p text:style-name="P8">"00100010" : frame 21</text:p>
            <text:p text:style-name="P8">"00100011" : frame 22</text:p>
            <text:p text:style-name="P8">"00100001" : frame 23</text:p>
            <text:p text:style-name="P8">"00100000" : frame 24</text:p>
          </table:table-cell>
        </table:table-row>
        <table:table-row>
          <table:table-cell table:style-name="Table3.A2" office:value-type="string">
            <text:p text:style-name="P8">0x0091</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Read</text:p>
          </table:table-cell>
          <table:table-cell table:style-name="Table3.A2" office:value-type="string">
            <text:p text:style-name="P8">Frame count 30 (Counts a 30 frame sequence based on f4m to make an internal 1.001sec pulse)</text:p>
          </table:table-cell>
          <table:table-cell table:style-name="Table3.F2" office:value-type="string">
            <text:p text:style-name="P8">"00000000" : frame 0 </text:p>
            <text:p text:style-name="P8">"00000001" : frame 1 </text:p>
            <text:p text:style-name="P8">"00000011" : frame 2 </text:p>
            <text:p text:style-name="P8">"00000010" : frame 3 </text:p>
            <text:p text:style-name="P8">"00000110" : frame 4 </text:p>
            <text:p text:style-name="P8">"00000111" : frame 5 </text:p>
            <text:p text:style-name="P8">"00000101" : frame 6 </text:p>
            <text:p text:style-name="P8">"00000100" : frame 7 </text:p>
            <text:p text:style-name="P8">"00001100" : frame 8 </text:p>
            <text:p text:style-name="P8">"00001101" : frame 9 </text:p>
            <text:p text:style-name="P8">"00001111" : frame 10</text:p>
            <text:p text:style-name="P8">"00001110" : frame 11</text:p>
            <text:p text:style-name="P8">"00001010" : frame 12</text:p>
            <text:p text:style-name="P8">"00001011" : frame 13</text:p>
            <text:p text:style-name="P8">"00001001" : frame 14</text:p>
            <text:p text:style-name="P8">"00101001" : frame 15</text:p>
            <text:p text:style-name="P8">"00101011" : frame 16</text:p>
            <text:p text:style-name="P8">"00101010" : frame 17</text:p>
            <text:p text:style-name="P8">"00101110" : frame 18</text:p>
            <text:p text:style-name="P8">"00101111" : frame 19</text:p>
            <text:p text:style-name="P8">"00101101" : frame 20</text:p>
            <text:p text:style-name="P8">"00101100" : frame 21</text:p>
            <text:p text:style-name="P8">"00100100" : frame 22</text:p>
            <text:p text:style-name="P8">"00100101" : frame 23</text:p>
            <text:p text:style-name="P8">"00100111" : frame 24</text:p>
            <text:p text:style-name="P8">"00100110" : frame 25</text:p>
            <text:p text:style-name="P8">"00100010" : frame 26</text:p>
            <text:p text:style-name="P8">"00100011" : frame 27</text:p>
            <text:p text:style-name="P8">"00100001" : frame 28</text:p>
            <text:p text:style-name="P8">"00100000" : frame 29</text:p>
          </table:table-cell>
        </table:table-row>
        <table:table-row>
          <table:table-cell table:style-name="Table3.A2" office:value-type="string">
            <text:p text:style-name="P8">0x0092</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mporary frame count 25 register</text:p>
          </table:table-cell>
          <table:table-cell table:style-name="Table3.F2" office:value-type="string">
            <text:p text:style-name="P8">A special Johnson count sequence is used to avoid false readings due to unsyncronized reads. (see mapping of reg 0x0090)</text:p>
          </table:table-cell>
        </table:table-row>
        <table:table-row>
          <table:table-cell table:style-name="Table3.A2" office:value-type="string">
            <text:p text:style-name="P8">0x0093</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Temporary frame count 30 register</text:p>
          </table:table-cell>
          <table:table-cell table:style-name="Table3.F2" office:value-type="string">
            <text:p text:style-name="P8">A special Johnson count sequence is used to avoid false readings due to unsyncronized reads. (see mapping of reg 0x0091)</text:p>
          </table:table-cell>
        </table:table-row>
        <table:table-row>
          <table:table-cell table:style-name="Table3.A2" office:value-type="string">
            <text:p text:style-name="P8">0x0094</text:p>
          </table:table-cell>
          <table:table-cell table:style-name="Table3.A2" office:value-type="string">
            <text:p text:style-name="P8">0</text:p>
          </table:table-cell>
          <table:table-cell table:style-name="Table3.A2" office:value-type="string">
            <text:p text:style-name="P8">1</text:p>
          </table:table-cell>
          <table:table-cell table:style-name="Table3.A2" office:value-type="string">
            <text:p text:style-name="P8">Write</text:p>
          </table:table-cell>
          <table:table-cell table:style-name="Table3.A2" office:value-type="string">
            <text:p text:style-name="P8">Update frame counters</text:p>
          </table:table-cell>
          <table:table-cell table:style-name="Table3.F2" office:value-type="string">
            <text:p text:style-name="P8">b1: 1:</text:p>
            <text:p text:style-name="P8">Syncronize frame count 30 sequence (Implement the 0x0091 register timing)</text:p>
            <text:p text:style-name="P8">b0: 1:</text:p>
            <text:p text:style-name="P8">Syncronize frame count 25 sequence (Implement the 0x0090 register timing)</text:p>
          </table:table-cell>
        </table:table-row>
        <table:table-row>
          <table:table-cell table:style-name="Table3.A2" office:value-type="string">
            <text:p text:style-name="P8">0x1000 - 0x1111</text:p>
          </table:table-cell>
          <table:table-cell table:style-name="Table3.A2" office:value-type="string">
            <text:p text:style-name="P8">1 - 4</text:p>
          </table:table-cell>
          <table:table-cell table:style-name="Table3.A2" office:value-type="string">
            <text:p text:style-name="P8">Up to 512</text:p>
          </table:table-cell>
          <table:table-cell table:style-name="Table3.A2" office:value-type="string">
            <text:p text:style-name="P8">Write</text:p>
          </table:table-cell>
          <table:table-cell table:style-name="Table3.A2" office:value-type="string">
            <text:p text:style-name="P8">Text bitmap data</text:p>
          </table:table-cell>
          <table:table-cell table:style-name="Table3.F2" office:value-type="string">
            <text:p text:style-name="P8">One bit per pix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Monospac821 BT" svg:font-family="'Monospac821 B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homas Holm Hansen</meta:initial-creator>
    <meta:creation-date>2007-02-01T08:22:51</meta:creation-date>
    <dc:creator>Thomas Holm Hansen</dc:creator>
    <dc:date>2007-08-24T13:45:21</dc:date>
    <dc:language>da-DK</dc:language>
    <meta:editing-cycles>56</meta:editing-cycles>
    <meta:editing-duration>PT11H38M49S</meta:editing-duration>
    <meta:user-defined meta:name="Info 1"/>
    <meta:user-defined meta:name="Info 2"/>
    <meta:user-defined meta:name="Info 3"/>
    <meta:user-defined meta:name="Info 4"/>
    <meta:document-statistic meta:table-count="3" meta:image-count="0" meta:object-count="0" meta:page-count="4" meta:paragraph-count="381" meta:word-count="1283" meta:character-count="8279"/>
  </office:meta>
</office:document-meta>
</file>